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923" officeooo:paragraph-rsid="0003d923"/>
    </style:style>
    <style:style style:name="P2" style:family="paragraph" style:parent-style-name="Standard">
      <style:text-properties officeooo:rsid="00047839" officeooo:paragraph-rsid="00047839"/>
    </style:style>
    <style:style style:name="P3" style:family="paragraph" style:parent-style-name="Standard">
      <style:text-properties officeooo:rsid="000632e9" officeooo:paragraph-rsid="000632e9"/>
    </style:style>
    <style:style style:name="P4" style:family="paragraph" style:parent-style-name="Standard">
      <style:text-properties officeooo:rsid="0006e11b" officeooo:paragraph-rsid="0006e11b"/>
    </style:style>
    <style:style style:name="P5" style:family="paragraph" style:parent-style-name="Standard">
      <style:text-properties officeooo:rsid="000705fa" officeooo:paragraph-rsid="000705fa"/>
    </style:style>
    <style:style style:name="P6" style:family="paragraph" style:parent-style-name="Standard">
      <style:text-properties officeooo:rsid="000901cd" officeooo:paragraph-rsid="000901cd"/>
    </style:style>
    <style:style style:name="P7" style:family="paragraph" style:parent-style-name="Standard">
      <style:text-properties officeooo:rsid="000975e4" officeooo:paragraph-rsid="000975e4"/>
    </style:style>
    <style:style style:name="P8" style:family="paragraph" style:parent-style-name="Standard">
      <style:text-properties officeooo:rsid="000a084e" officeooo:paragraph-rsid="000a084e"/>
    </style:style>
    <style:style style:name="T1" style:family="text">
      <style:text-properties officeooo:rsid="0006e11b"/>
    </style:style>
    <style:style style:name="T2" style:family="text">
      <style:text-properties officeooo:rsid="000975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arell genital masculí</text:p>
      <text:p text:style-name="P1"/>
      <text:p text:style-name="P1">Òrgans genitals interns i externs</text:p>
      <text:p text:style-name="P1">Interns:</text:p>
      <text:p text:style-name="P1">- Testicles</text:p>
      <text:p text:style-name="P1">- Epididim</text:p>
      <text:p text:style-name="P1">- Conductes deferents</text:p>
      <text:p text:style-name="P1">- Glàndules sexuals </text:p>
      <text:p text:style-name="P1"/>
      <text:p text:style-name="P1">Externs: </text:p>
      <text:p text:style-name="P1">- Penis</text:p>
      <text:p text:style-name="P1">- Escrot </text:p>
      <text:p text:style-name="P1"/>
      <text:p text:style-name="P1">Testicle: </text:p>
      <text:p text:style-name="P1">Funció: producció gametes masculins i testosterona</text:p>
      <text:p text:style-name="P1">- Fora abdomen, dins escrot</text:p>
      <text:p text:style-name="P1">- Túnica vaginal testicular </text:p>
      <text:p text:style-name="P1"><text:tab/>- Mesoteli </text:p>
      <text:p text:style-name="P1"><text:tab/>- Capa vsceral (revisteix albuginia) + capa parietal</text:p>
      <text:p text:style-name="P1">- Túnica albuginia: teixit firbomuscular dens</text:p>
      <text:p text:style-name="P1"><text:tab/>- Envans / septes testiclars: parteixen de la tunica albuginia al mediasti testicular i divideix el testicle en lobelets piramidals (250) que es comuniquen a traves de fenestres</text:p>
      <text:p text:style-name="P1">- Capa vascular testicle: teixit connectiu ñax vascular sota albuginia</text:p>
      <text:p text:style-name="P1"/>
      <text:p text:style-name="P1">- Interstici: teixit connectiu lax que rodeja tubuls seminifers</text:p>
      <text:p text:style-name="P1"><text:tab/>- Cèl·lules de Leydig (es pot trobar també al cordó espermàtic o prop testicles però mai dins tubuls seminifers.)</text:p>
      <text:p text:style-name="P1">- Túbuls seminifers: varis a cada lobel, 50cm de longitud cadascun</text:p>
      <text:p text:style-name="P1">- Tubuls o ductes rectes</text:p>
      <text:p text:style-name="P1">- Rete testis (xarxa testicular) </text:p>
      <text:p text:style-name="P1">- Irrigacio especial </text:p>
      <text:p text:style-name="P1"><text:tab/>- Arteria testicular</text:p>
      <text:p text:style-name="P1"><text:tab/>- Plexe de venes pampiniformes</text:p>
      <text:p text:style-name="P1"/>
      <text:p text:style-name="P1"/>
      <text:p text:style-name="P2">Cel·Lules leydig</text:p>
      <text:p text:style-name="P2">- Interstici testicular, entre els tubuls seminifers </text:p>
      <text:p text:style-name="P2">- Irrigacio rica per xarxa de vasos endocrins</text:p>
      <text:p text:style-name="P2">- Funcio endocrina: sintesi testosterona i secrecio a sanguini</text:p>
      <text:p text:style-name="P2">- Nucli rodo, gran, sovint amb nucleol provinent i citoplasma ample, eosinofil. </text:p>
      <text:p text:style-name="P2">- Organel·les tipiques de sintesi d’esteroides</text:p>
      <text:p text:style-name="P2">- Cristalls de proteïna: cristal·loides de Reinke</text:p>
      <text:p text:style-name="P2"/>
      <text:p text:style-name="P2">LH estimula cèl·lules de leydig</text:p>
      <text:p text:style-name="P2"/>
      <text:p text:style-name="P2">Quan s’eleva concentració testo sang, control negatiu hipofisari LH</text:p>
      <text:p text:style-name="P2"/>
      <text:p text:style-name="P2">Tubs seminifers</text:p>
      <text:p text:style-name="P2">- 1000 tubuls de 500m </text:p>
      <text:p text:style-name="P2">- Tunica propia: 3-4 capes de cèl·lules mioides (com musculars llises) </text:p>
      <text:p text:style-name="P2">- Membrana basal</text:p>
      <text:p text:style-name="P2">- Epiteli seminifer o germinal </text:p>
      <text:p text:style-name="P2"><text:soft-page-break/><text:tab/>- Cèl·lules de sertoli (de suport, veritables cèl·lules epitelials) </text:p>
      <text:p text:style-name="P2"><text:tab/>- Cèl·lules espermatogèniques (germinals) </text:p>
      <text:p text:style-name="P2"/>
      <text:p text:style-name="P2"/>
      <text:p text:style-name="P2">Cèl·lules de sertoli (epitelials) </text:p>
      <text:p text:style-name="P2">- En contacte amb ala membrana basal del tubul seminifer, s’extenen fins la llum del tubul</text:p>
      <text:p text:style-name="P2">- Epiteli monoestratificat</text:p>
      <text:p text:style-name="P2">- Cèl·lules cilíndriques</text:p>
      <text:p text:style-name="P2">- Extrem apical arriba a la llum </text:p>
      <text:p text:style-name="P2">- Cares laterals i apical molt plegades</text:p>
      <text:p text:style-name="P2">- Nucli ovalat /triangular amb cromatina laxa un plec profund </text:p>
      <text:p text:style-name="P2">- Nucleol prominent </text:p>
      <text:p text:style-name="P2">- Abundant citoesquelet</text:p>
      <text:p text:style-name="P2">- Organel·les de sintesi esteroides</text:p>
      <text:p text:style-name="P2">- Cristal·loides de CHarcot-Bottcher</text:p>
      <text:p text:style-name="P2">- Unions estretes / oclusives laterals: </text:p>
      <text:p text:style-name="P2"><text:tab/>- Separen els comartiments basal i luminal del tubul seminifer</text:p>
      <text:p text:style-name="P2"><text:tab/>- Formen la barrera hematotesticular </text:p>
      <text:p text:style-name="P2"/>
      <text:p text:style-name="P3">Funcions: </text:p>
      <text:p text:style-name="P3">- Suport fisic i mecanic, nutricio i proteccio de cel·lules germinals </text:p>
      <text:p text:style-name="P3">- Sintesi inhibina </text:p>
      <text:p text:style-name="P3"><text:tab/>Frensa sintesi de FSH</text:p>
      <text:p text:style-name="P3">- Sintesi i alliberament ABP (androgen binding protein) </text:p>
      <text:p text:style-name="P3"><text:tab/>- UNeix testosterona i disminueix concentracio lliure dins al tubul per madurar gametes masculins </text:p>
      <text:p text:style-name="P3">- Sintesi d’hormona antimulleriana en embriogenesi (perque homes surtin homes) </text:p>
      <text:p text:style-name="P3">- <text:span text:style-name="T1">Formacio de la barrera hematotesticular</text:span></text:p>
      <text:p text:style-name="P3"><text:tab/>- <text:span text:style-name="T1">Permet mantenir un microambient especial al compartiment adluminal, amb una composició difierent al plasma, i impedenix reaccions autoimmunes front cells del comportament adluminal </text:span></text:p>
      <text:p text:style-name="P3">- <text:span text:style-name="T1">Alliberament testosterona i sintesi fructosa</text:span></text:p>
      <text:p text:style-name="P3"/>
      <text:p text:style-name="P3"/>
      <text:p text:style-name="P4">Fases espermatogènesi: </text:p>
      <text:p text:style-name="P4">- Espermatocitogènesi</text:p>
      <text:p text:style-name="P4">- Meiosi</text:p>
      <text:p text:style-name="P4">- Espermiogenesi</text:p>
      <text:p text:style-name="P4"/>
      <text:p text:style-name="P4">200x10⁶ espermatozoides al dia.</text:p>
      <text:p text:style-name="P4"/>
      <text:p text:style-name="P4">Espermatocitogenesi </text:p>
      <text:p text:style-name="P4">Espermatogonis -&gt; Espermatòcits</text:p>
      <text:p text:style-name="P4">Espermatogoni tipus A -&gt; Espermatogonis tipus B -&gt; Espermatòcit primari </text:p>
      <text:p text:style-name="P4">A: tenen un o dos nucleols petits</text:p>
      <text:p text:style-name="P4">B: tenen un sol nucleol gran </text:p>
      <text:p text:style-name="P4">Arrodonides, cromatina homogenia. </text:p>
      <text:p text:style-name="P4">Estan al compartiment basal del tubul seminifer. </text:p>
      <text:p text:style-name="P4">Meiosi (x2) </text:p>
      <text:p text:style-name="P4">Espermatocits -&gt; -&gt; espermàtides</text:p>
      <text:p text:style-name="P4"/>
      <text:p text:style-name="P4"/>
      <text:p text:style-name="P4"><text:soft-page-break/>Primera divisió meiòtica</text:p>
      <text:p text:style-name="P4"/>
      <text:p text:style-name="P4">4n -&gt; a 2n (espermatòcits primaris) </text:p>
      <text:p text:style-name="P4">Profase I </text:p>
      <text:p text:style-name="P4"><text:tab/>té diverses parts</text:p>
      <text:p text:style-name="P4">Metafase </text:p>
      <text:p text:style-name="P4">Anafase </text:p>
      <text:p text:style-name="P4">Telofase</text:p>
      <text:p text:style-name="P4"/>
      <text:p text:style-name="P4">Segona divisió meiòcita (els secundaris) </text:p>
      <text:p text:style-name="P4"/>
      <text:p text:style-name="P4">De 2n a 1n </text:p>
      <text:p text:style-name="P4"/>
      <text:p text:style-name="P4">Comencem amb 4n (espermatocits primaris), després 2n (secundaris), 1n (espermatides) </text:p>
      <text:p text:style-name="P4"/>
      <text:p text:style-name="P5">Fases espermiogenesi</text:p>
      <text:p text:style-name="P5">- Espermatide inicial a madura i espermatozoide. </text:p>
      <text:p text:style-name="P5">- No hi ha divisio </text:p>
      <text:p text:style-name="P5"/>
      <text:p text:style-name="P5">Fase de golgi (sintesi i empaquetament d’enzims hidrolitics dins vesicula acrosomica) </text:p>
      <text:p text:style-name="P5">Fase de caputxó (vesicula cobreix 2/3 del nucli, micgracio dels centriols per formar axonema) </text:p>
      <text:p text:style-name="P5">Fase de acrosoma (condensacio de cromatina i allargament del nucli, formaco de la peça intermitja i la cua) </text:p>
      <text:p text:style-name="P5">Fase de maduracio (formacio peça intermitja i cua, unio mitocondris en espiral, fagocitosi de les restes de citoplasma (cos residual, s’allibera al llum del tubul seminifer i ja son espermatozoides) per les cel·lules de sertoli per espermiacio) </text:p>
      <text:p text:style-name="P5"/>
      <text:p text:style-name="P5">Parts espermatozoide: </text:p>
      <text:p text:style-name="P5">- Cap 5micrometres</text:p>
      <text:p text:style-name="P5"><text:tab/>Nucli en fomra de pera amb cromatina condensada</text:p>
      <text:p text:style-name="P5"><text:tab/>Acrosoma amb enzims proteolitics i una mica de residu citoplasmatic</text:p>
      <text:p text:style-name="P5">- Cua 55micrometres</text:p>
      <text:p text:style-name="P5"><text:tab/>Coll: peça connectora, centriols, 9 columnes segmentades, citoplasma residual </text:p>
      <text:p text:style-name="P5"><text:tab/>Peça intermèdia: axonema (dos microtubuls simples rodejats per 9 doblets de tubuls), 9 fibres denses externes, beina espiral de mitocondris, plasmalema</text:p>
      <text:p text:style-name="P5"><text:tab/>Peça principal: axonema, 7 fibres denses externes, beina fibrosa (columnes longitudinals dorsal i ventral unides per costelles circumferencials, plasmalema) </text:p>
      <text:p text:style-name="P5"><text:tab/>Peça terminal: axonema, citoplasma i plasmalema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Sistema de conductes excretors. </text:p>
      <text:p text:style-name="P6"/>
      <text:p text:style-name="P6">Conductes extratesticulars</text:p>
      <text:p text:style-name="P6">- Eferents</text:p>
      <text:p text:style-name="P6"><text:tab/>Epiteli simple cilindric amb cilis </text:p>
      <text:p text:style-name="P6"><text:tab/>Paret amb cel·lules musculars llises</text:p>
      <text:p text:style-name="P6">- Conducte de l’epididim </text:p>
      <text:p text:style-name="P6"><text:tab/>Epiteli pseudoestratificat cilindric alt, microvellositats (estereocilis) </text:p>
      <text:p text:style-name="P6"><text:tab/>Paret amb cèl·lules musculars llises </text:p>
      <text:p text:style-name="P6">- Conducte deferent i ampolla</text:p>
      <text:p text:style-name="P6"><text:tab/>Epiteli pseudoestratificat cilindric, microvellositats</text:p>
      <text:p text:style-name="P6"><text:tab/>Capa muscular llisa prominent </text:p>
      <text:p text:style-name="P6"><text:tab/>Adventicia</text:p>
      <text:p text:style-name="P6">- Conducte ejaculador </text:p>
      <text:p text:style-name="P6"><text:tab/>Epiteli cilindric simple o pseudoestratficat</text:p>
      <text:p text:style-name="P6"><text:tab/>Capa muscular llisa a la primera porció</text:p>
      <text:p text:style-name="P6"/>
      <text:p text:style-name="P6">Vesicules seminals<text:line-break/>- 15 cms de llarg</text:p>
      <text:p text:style-name="P6">- Secrecio rica en fructosa</text:p>
      <text:p text:style-name="P6">- 70% del liquid seminal</text:p>
      <text:p text:style-name="P6">- Epiteli cilindric pseudoestratificat</text:p>
      <text:p text:style-name="P6">- Pigment citoplasma groc-daurat</text:p>
      <text:p text:style-name="P6">- Atipia nuclear <text:span text:style-name="T2">(mes grans, hipercromatics, irregulars) </text:span></text:p>
      <text:p text:style-name="P6">- Teixit connectiu fibroelastic</text:p>
      <text:p text:style-name="P6"/>
      <text:p text:style-name="P7">Prostata: glandula accessoria</text:p>
      <text:p text:style-name="P7">4x2x3 cms </text:p>
      <text:p text:style-name="P7">20g</text:p>
      <text:p text:style-name="P7">- Glandules tubulo-alveolars i acins</text:p>
      <text:p text:style-name="P7">- Epiteli cilindric pseudoestratificat (o bioestratificat) </text:p>
      <text:p text:style-name="P7"><text:tab/>Cèl·lules basals i luminals</text:p>
      <text:p text:style-name="P7">- Secreció</text:p>
      <text:p text:style-name="P7"><text:tab/>Manté fluidesa ejaculat (PSA, proteolitic), efecte bacteriostatic</text:p>
      <text:p text:style-name="P7"/>
      <text:p text:style-name="P7">Glandules organitzades en tres zones</text:p>
      <text:p text:style-name="P7">- Periuretral</text:p>
      <text:p text:style-name="P7">- De transicio</text:p>
      <text:p text:style-name="P7">- Periferica</text:p>
      <text:p text:style-name="P7">Cossos amilacis </text:p>
      <text:p text:style-name="P7">Estroma fibro-muscular llis </text:p>
      <text:p text:style-name="P7"/>
      <text:p text:style-name="P7">Verumontanum al ventre, el seu vertex apunta cara anterior prostata</text:p>
      <text:p text:style-name="P7"/>
      <text:p text:style-name="P8">Prostata normal i hiperplasica son diferents al tall histologi. <text:tab/></text:p>
      <text:p text:style-name="P8">Liquid prostatic s’acumula a glandules i si passa molt de temps es poden fer diposits de calci als cossos amilacis. </text:p>
      <text:p text:style-name="P8"/>
      <text:p text:style-name="P8">Glandules bulbouretralls de Cowper</text:p>
      <text:p text:style-name="P8">- Petites</text:p>
      <text:p text:style-name="P8">- A arrel del penis, incloses al diafragma urogenital (muscul estriat) </text:p>
      <text:p text:style-name="P8">- Desemboquen a uretra uromembranosa</text:p>
      <text:p text:style-name="P8"><text:soft-page-break/>- Epiteli cubic simple o cilindric simple, nuclis basals hipercromatics, secrecio de mucina</text:p>
      <text:p text:style-name="P8"/>
      <text:p text:style-name="P8"/>
      <text:p text:style-name="P8"/>
      <text:p text:style-name="P8">Penis</text:p>
      <text:p text:style-name="P8">- Teixit eretic amb dos cossos cavernosos i un cos esponjos</text:p>
      <text:p text:style-name="P8">- Tunica albuginia </text:p>
      <text:p text:style-name="P8">- Teixit connecit lax</text:p>
      <text:p text:style-name="P8">- Fascia</text:p>
      <text:p text:style-name="P8"/>
      <text:p text:style-name="P8">Teixit erectil 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08:41:42.770943964</meta:creation-date>
    <dc:date>2025-02-05T10:06:17.281074018</dc:date>
    <meta:editing-duration>PT41M11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5" meta:paragraph-count="157" meta:word-count="940" meta:character-count="6530" meta:non-whitespace-character-count="5647"/>
  </office:meta>
</office:document-meta>
</file>